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rebuchet MS"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7"/><text:span text:style-name="T2"><text:s text:c="3"/>Installing O.S. Support Ticket</text:span></text:p>
      <text:p text:style-name="P1"><text:span text:style-name="T2"/></text:p>
      <text:p text:style-name="P1"><text:span text:style-name="T2"><draw:frame draw:style-name="fr1" draw:name="graphics1" text:anchor-type="as-char" svg:y="-6.3126in" svg:width="6.911in" svg:height="6.1563in" draw:z-index="0"><draw:image xlink:href="https://camo.githubusercontent.com/53b44f25c4fca037622e4384d661fd8708ab0eedc33d72521d22a185a79b2bf6/68747470733a2f2f692e696d6775722e636f6d2f7174456e7557752e706e67" xlink:type="simple" xlink:show="embed" xlink:actuate="onLoad"/></draw:frame>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ory Laughlin</meta:initial-creator>
    <meta:creation-date>2022-12-11T13:29:29.13</meta:creation-date>
    <meta:document-statistic meta:table-count="0" meta:image-count="1" meta:object-count="0" meta:page-count="1" meta:paragraph-count="2" meta:word-count="4" meta:character-count="42"/>
    <dc:date>2022-12-11T13:34:30.96</dc:date>
    <dc:creator>Gregory Laughlin</dc:creator>
    <meta:editing-duration>PT5M2S</meta:editing-duration>
    <meta:editing-cycles>1</meta:editing-cycles>
    <meta:generator>OpenOffice/4.1.13$Win32 OpenOffice.org_project/4113m1$Build-9810</meta:generator>
  </office:meta>
</office:document-meta>
</file>